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1473*"/>
    </style:style>
    <style:style style:name="Tabella4.B" style:family="table-column">
      <style:table-column-properties style:column-width="7.999cm" style:rel-column-width="4535*"/>
    </style:style>
    <style:style style:name="Tabella4.C" style:family="table-column">
      <style:table-column-properties style:column-width="1cm" style:rel-column-width="567*"/>
    </style:style>
    <style:style style:name="Tabella4.D" style:family="table-column">
      <style:table-column-properties style:column-width="1.401cm" style:rel-column-width="794*"/>
    </style:style>
    <style:style style:name="Tabella4.E" style:family="table-column">
      <style:table-column-properties style:column-width="1.799cm" style:rel-column-width="1020*"/>
    </style:style>
    <style:style style:name="Tabella4.F" style:family="table-column">
      <style:table-column-properties style:column-width="1.201cm" style:rel-column-width="681*"/>
    </style:style>
    <style:style style:name="Tabella4.G" style:family="table-column">
      <style:table-column-properties style:column-width="2cm" style:rel-column-width="1134*"/>
    </style:style>
    <style:style style:name="Tabella4.H" style:family="table-column">
      <style:table-column-properties style:column-width="1.002cm" style:rel-column-width="56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4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5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6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7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0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2" style:family="paragraph" style:parent-style-name="Header">
      <style:text-properties officeooo:paragraph-rsid="00130f00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4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7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8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0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 fo:font-size="5pt" style:font-size-asian="5pt" style:font-size-complex="5pt"/>
    </style:style>
    <style:style style:name="T6" style:family="text">
      <style:text-properties style:font-name="Calibri" fo:font-size="5pt" officeooo:rsid="003c49d0" style:font-size-asian="5pt" style:font-size-complex="5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221f1f" fo:letter-spacing="-0.007cm" fo:font-style="italic" style:font-style-asian="italic" style:font-name-complex="Lucida Sans" style:font-style-complex="italic"/>
    </style:style>
    <style:style style:name="T12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3" style:family="text">
      <style:text-properties officeooo:rsid="0032ee30"/>
    </style:style>
    <style:style style:name="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5" style:family="text">
      <style:text-properties style:font-name="Colibri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15">COD. ARTICOLO</text:p>
          </table:table-cell>
          <table:table-cell table:style-name="Tabella4.A1" office:value-type="string">
            <text:p text:style-name="P16">DESCRIZIONE ARTICOLO</text:p>
          </table:table-cell>
          <table:table-cell table:style-name="Tabella4.A1" office:value-type="string">
            <text:p text:style-name="P17">U.M.<text:span text:style-name="T17"> <text:s text:c="9"/></text:span></text:p>
          </table:table-cell>
          <table:table-cell table:style-name="Tabella4.A1" office:value-type="string">
            <text:p text:style-name="P17">QUANTITA' <text:s text:c="17"/></text:p>
          </table:table-cell>
          <table:table-cell table:style-name="Tabella4.A1" office:value-type="string">
            <text:p text:style-name="P17">PREZZO <text:s text:c="21"/></text:p>
          </table:table-cell>
          <table:table-cell table:style-name="Tabella4.A1" office:value-type="string">
            <text:p text:style-name="P18">SC. %</text:p>
          </table:table-cell>
          <table:table-cell table:style-name="Tabella4.A1" office:value-type="string">
            <text:p text:style-name="P18">IMPORTO</text:p>
          </table:table-cell>
          <table:table-cell table:style-name="Tabella4.H1" office:value-type="string">
            <text:p text:style-name="P18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73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9"><text:placeholder text:placeholder-type="text">&lt;line.name or ''&gt;</text:placeholder></text:p>
          </table:table-cell>
          <table:table-cell table:style-name="Tabella4.A3" office:value-type="string">
            <text:p text:style-name="P70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4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72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75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ella4.A3" office:value-type="string">
            <text:p text:style-name="P72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1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9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0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1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2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3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7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8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2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1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3" style:family="text">
      <style:text-properties officeooo:rsid="0032ee30"/>
    </style:style>
    <style:style style:name="M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5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2</text:page-number>/<text:page-count>2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umber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><text:span text:style-name="MT8"><text:placeholder text:placeholder-type="text">&lt;if test="o.partner_bank_id"&gt;</text:placeholder></text:span><text:span text:style-name="MT9"><text:placeholder text:placeholder-type="text">&lt;o.partner_bank_id.bank.name&gt;</text:placeholder></text:span><text:span text:style-name="MT1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><text:text-input text:description="&lt;for each=&quot;move_line in o.move_id.line_id&quot;&gt;">for</text:text-input></text:p>
              <text:p text:style-name="MP34"><text:text-input text:description="&lt;if test=&quot;move_line.date_maturity&quot;&gt;">IF2</text:text-input></text:p>
              <text:p text:style-name="MP35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6"><text:span text:style-name="MT11"><text:text-input text:description="&lt;/if&gt;">end if</text:text-input></text:span><text:span text:style-name="MT11"> </text:span></text:p>
              <text:p text:style-name="MP37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5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6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</table:table-cell>
            <table:table-cell table:style-name="Tabella5.G3" table:number-rows-spanned="2" office:value-type="string">
              <text:p text:style-name="MP48">% <text:span text:style-name="MT13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49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0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1"/>
            </table:table-cell>
            <table:covered-table-cell/>
            <table:table-cell table:style-name="Tabella5.G3" office:value-type="string">
              <text:p text:style-name="MP47">N. COLLI</text:p>
              <text:p text:style-name="MP51"/>
            </table:table-cell>
            <table:table-cell table:style-name="Tabella5.G3" office:value-type="string">
              <text:p text:style-name="MP47">TRASPORTO</text:p>
              <text:p text:style-name="MP51"/>
            </table:table-cell>
            <table:table-cell table:style-name="Tabella5.G3" table:number-columns-spanned="2" office:value-type="string">
              <text:p text:style-name="MP49">RIMBORSI</text:p>
              <text:p text:style-name="MP52"/>
            </table:table-cell>
            <table:covered-table-cell/>
            <table:table-cell table:style-name="Tabella5.G3" office:value-type="string">
              <text:p text:style-name="MP53">TOTALE IMPONIBILE</text:p>
              <text:p text:style-name="MP54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5">TOTALE IVA</text:p>
              <text:p text:style-name="MP56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5">TRASPORTO CURA DEL</text:p>
              <text:p text:style-name="MP57"><text:s/></text:p>
            </table:table-cell>
            <table:table-cell table:style-name="Tabella5.A1" table:number-columns-spanned="2" office:value-type="string">
              <text:p text:style-name="MP55">INIZIO TRASPORTO</text:p>
              <text:p text:style-name="MP57"/>
            </table:table-cell>
            <table:covered-table-cell/>
            <table:table-cell table:style-name="Tabella5.A1" table:number-columns-spanned="2" office:value-type="string">
              <text:p text:style-name="MP58">FIRMA DEL CONDUCENTE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5">TOTALE DOCUMENTO</text:p>
              <text:p text:style-name="MP55"/>
              <text:p text:style-name="MP61"><text:span text:style-name="MT14"><text:placeholder text:placeholder-type="text">&lt;o.currency_id.symbol or ''&gt;</text:placeholder></text:span> <text:span text:style-name="MT15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5">VETTORI, RAGIONE SOCIALE E INDIRIZZO</text:p>
              <text:p text:style-name="MP57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5">FIRMA DEL VETTORE</text:p>
              <text:p text:style-name="MP57"/>
            </table:table-cell>
            <table:covered-table-cell/>
            <table:table-cell table:style-name="Tabella5.G3" table:number-columns-spanned="2" office:value-type="string">
              <text:p text:style-name="MP58">DATA E ORA RITIRO</text:p>
              <text:p text:style-name="MP59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2">I Vs. dati anagrafici sono da noi considerati esatti sotto la Vs. responsabilità, salvo diversa comunicazione, come previsto dall'art. 41 DPR 26/10/72 n° 633.</text:p>
              <text:p text:style-name="MP62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6T15:49:41.755000000</dc:date>
    <meta:print-date>2015-11-01T17:36:21.213000000</meta:print-date>
    <meta:editing-cycles>29</meta:editing-cycles>
    <meta:editing-duration>PT4H55M30S</meta:editing-duration>
    <meta:document-statistic meta:table-count="5" meta:image-count="1" meta:object-count="0" meta:page-count="2" meta:paragraph-count="95" meta:word-count="310" meta:character-count="2690" meta:non-whitespace-character-count="2428"/>
    <meta:template xlink:type="simple" xlink:actuate="onRequest" xlink:title="" xlink:href="../Carta%20Intestata%20Sinfocom%20Versione%202.odt/Normal"/>
  </office:meta>
</office:document-meta>
</file>